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paragraph-properties fo:text-align="justify" style:justify-single-word="false"/>
      <style:text-properties fo:font-weight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margin-top="0cm" fo:margin-bottom="0.499cm" loext:contextual-spacing="false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font-size="18pt" fo:font-weight="bold"/>
    </style:style>
    <style:style style:name="T5" style:family="text">
      <style:text-properties fo:color="#222222" fo:background-color="#fff9ee" loext:char-shading-value="0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fo:font-size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: <text:span text:style-name="T3">Deus encoraja Josué a liderar e tomar posse da Terra Prometida</text:span></text:p>
      <text:p text:style-name="P5"/>
      <text:p text:style-name="P5">Texto Áureo: <text:span text:style-name="T1">Dt 3.28</text:span></text:p>
      <text:p text:style-name="P5"><text:span text:style-name="T1"/></text:p>
      <text:p text:style-name="P3">INTRODUÇÃO</text:p>
      <text:p text:style-name="Standard">- Querido(a) professor(a), nesta lição ressalte a necessidade de estar motivado e de motivar os outros.</text:p>
      <text:p text:style-name="Standard">- “<text:span text:style-name="T1">do livro de Josué não começa com milagres”</text:span>, ao lermos a Bíblia sempre esperamos Deus fazer milagres, sinais e prodígios, porém temos no Antigo Testamento o Senhor agindo de formas diferentes do habitual e uma delas é essa parte motivacional.</text:p>
      <text:p text:style-name="Standard">- “<text:span text:style-name="T1">sejam capazes de enfrentar novos desafios”</text:span>, o Senhor deseja que sejamos lutadores, guerreiros, ele não se agrada do acovardamento e nem da preguiça. </text:p>
      <text:p text:style-name="Standard">__________________________________________</text:p>
      <text:p text:style-name="P4">1. <text:span text:style-name="T2">A importância da motivação</text:span></text:p>
      <text:p text:style-name="P5"><text:span text:style-name="T1">- “sem motivação nada realiza, nada conquista”</text:span>, na obra de Deus devemos ser essencialmente conquistadores, pois as trevas estão sempre tentando ganhar terreno, tentando nos tirar da presença do Senhor. </text:p>
      <text:p text:style-name="P5"/>
      <text:p text:style-name="P4">1.1. A motivação liberta nosso potencial.</text:p>
      <text:p text:style-name="P5">- “<text:span text:style-name="T1">afinal de contas Ele é Todo-Poderoso”</text:span>, Deus precisava prepara o povo não só para conquistar a terra, mas para manter e administrar a terra, mas para isso <text:soft-page-break/>eles deveriam ser conquistadores para valorizar a própria terra.</text:p>
      <text:p text:style-name="P5">- “<text:span text:style-name="T1">interiormente, o povo não estava preparado”</text:span>, cada um de nós precisamos estar prontos para usufruir da benção conquistada para que não se perca e para que nós mesmo não nos percamos.</text:p>
      <text:p text:style-name="P5">- “<text:span text:style-name="T1">um tratamento especial em meio ao deserto”</text:span>, o deserto foi a escola deles, nem sempre nossas adversidades são somente para castigo, muitas vezes são para nosso crescimento.</text:p>
      <text:p text:style-name="P5">- “<text:span text:style-name="T1">guiados por uma pessoa qualquer”</text:span>, dada a dificuldade de se encontrar líderes assim, o Senhor prepara seus próprios líderes nos desertos da vida.</text:p>
      <text:p text:style-name="P5">- “<text:span text:style-name="T1">precisavam estar recheadas de motivação.”</text:span>, as habilidades e qualidades ele já tinha, faltava a motivação psicológica. Um técnico de futebol pode ter as maiores estrelas no time, mas se a equipe estiver desmotivada, então sofrerá fragorosas derrotas.</text:p>
      <text:p text:style-name="P5"/>
      <text:p text:style-name="P4">1.2. A necessidade de estar motivado. </text:p>
      <text:p text:style-name="P5"><text:span text:style-name="T1">- “assumir a direção onde alguém fez história”</text:span>, como jovens líderes que estão assumindo lideranças de antigos líderes renomados e conhecidos, amados pelos liderados. Não tem quem não fique temeroso.</text:p>
      <text:p text:style-name="P5">- “<text:span text:style-name="T1">juntamente com a aprovação de Deus”</text:span>, mesmo com a aprovação de Deus é complicado passar essa situação, mas os que sentem mais temor, são geralmente, os que alcançam o sucesso.</text:p>
      <text:p text:style-name="P5"><text:soft-page-break/>- “<text:span text:style-name="T1">se notassem nele depressão ou falta de energia”</text:span>, as pessoas só seguem os líderes em quem elas confiam que pode alcançar êxito, quando sentem que um líder é fraco, logo desistem de segui-lo.</text:p>
      <text:p text:style-name="P5"/>
      <text:p text:style-name="P5"><text:span text:style-name="T1">1.3.</text:span><text:span text:style-name="T5"> </text:span><text:span text:style-name="T1">A motivação gera forças para seguirmos adiante.</text:span></text:p>
      <text:p text:style-name="P5"><text:span text:style-name="T1">- “dá Seu aval a Josué diante da congregação”</text:span>, essa atitude é importantíssimo par que a pessoa se sinta motivada e que o povo não alimente dúvidas. Os líderes devem empossar seus auxiliares sempre pela direção de Deus e demonstrar isso para toda a congregação.</text:p>
      <text:p text:style-name="P5">- “<text:span text:style-name="T1">grande responsabilidade estar diante daquele povo”</text:span>, esse que vos escreve o esboço também sente até hoje grande temor diante do povo de Deus na hora de pregar ou lecionar. Obreiros que não sentem mais esse temor correm o risco de sofrerem tremendo vexame.</text:p>
      <text:p text:style-name="P5">- “<text:span text:style-name="T1">seu líder ficar de fora da terra”</text:span>, se referindo a Moisés que foi recolhido pelo Senhor antes da entrada na terra, depois desse fato o povo teve a consciência de que Deus não possui preferidos.</text:p>
      <text:p text:style-name="P5">- “<text:span text:style-name="T1">mas o ponto principal das conquistas foi a estratégia”</text:span>, estratégia de motivar Josué dando orientações. <text:span text:style-name="T1">Js 1.1-8</text:span></text:p>
      <text:p text:style-name="P4">_____________________________________________</text:p>
      <text:p text:style-name="P4">2. <text:span text:style-name="T2">As fontes de motivação</text:span></text:p>
      <text:p text:style-name="P5"><text:soft-page-break/><text:span text:style-name="T1"><text:line-break/>2.1. A fonte suprema: Deus.</text:span></text:p>
      <text:p text:style-name="P5"><text:span text:style-name="T1">- “que não nos levam a lugar algum?”</text:span>, é porque falta algo nessas estratégias, falta a fonte suprema.</text:p>
      <text:p text:style-name="P5">- “<text:span text:style-name="T1">o fogo de hoje com as brasas de ontem”</text:span>, pode se referir a falta da capacidade de inovar, de fazer diferente pela visão de Deus, se seguirmos nossa visão faremos sempre igual aos do passado.</text:p>
      <text:p text:style-name="P5">- “<text:span text:style-name="T1">Deus trabalha com métodos espirituais”</text:span>, é Ele quem nos enche de ideias e estratégias para colocarmos em prática na nossa carreira da fé.</text:p>
      <text:p text:style-name="P5"/>
      <text:p text:style-name="P4">2.2. A fonte secundária: a liderança.</text:p>
      <text:p text:style-name="P5">- “<text:span text:style-name="T1">Uma liderança iluminada por Deus”</text:span>, são os ministérios onde os obreiros fazem pela direção do Senhor e não movido por ciúmes, bajulações e invejas.</text:p>
      <text:p text:style-name="P5">- “<text:span text:style-name="T1">para tanto animar quanto fortalecer”</text:span>, Moises é mandado preparar seu sucessor e isso deve ser seguido até hoje pelos irmãos que estão afrente dos ministérios, devem preparar seus sucessores.</text:p>
      <text:p text:style-name="P5">- “<text:span text:style-name="T1">jamais ficam míopes”</text:span>, falando espiritualmente são os líderes que não enxergam mais as coisas espirituais.</text:p>
      <text:p text:style-name="P7"><text:span text:style-name="T6">- “</text:span><text:span text:style-name="T7">de preparar pessoas e encorajá-las para avançar”</text:span><text:span text:style-name="T6">, grandes empresas desenvolve programas motivacionais para seus funcionários, com palestrantes renomados, nós temos o auxílio do Espírito Santo.</text:span><text:line-break/></text:p>
      <text:p text:style-name="P4"><text:soft-page-break/>2.3. A Fonte inalienável: nós mesmos.</text:p>
      <text:p text:style-name="P5"><text:span text:style-name="T1">- “que são bons cristãos”</text:span>, ser um bom cristão não significa ser um bom líder, assim como ser um homem segundo o coração de Deus não significa ser um bom pai.</text:p>
      <text:p text:style-name="P5">- “<text:span text:style-name="T1">palavra vinda dos lábios de alguém”</text:span>, O Senhor deu a todos o mesmo Espírito para que não sejamos sempre dependentes dos mais fortes na fé, até os mais inexperientes podem ter sua intimidade com Deus. </text:p>
      <text:p text:style-name="P5">- “<text:span text:style-name="T1">precisam sempre ser carregadas”</text:span>, acabam se tornando peso para a obra de Deus, geralmente são pessoas que se magoam com tudo e que se enfraquecem facilmente.</text:p>
      <text:p text:style-name="P5">- “<text:span text:style-name="T1">não se dão ao compromisso de manter acesas”</text:span>, se enfraquecem e colocam a culpa nos outros.</text:p>
      <text:p text:style-name="P5">________________________________________</text:p>
      <text:p text:style-name="P4">3. <text:span text:style-name="T2">Como motivar a si mesmo?</text:span></text:p>
      <text:p text:style-name="P5"><text:span text:style-name="T1">- “um motivo para acordar e lutar por ele”</text:span>, quando a pessoa conhece o seu chamado e foca nele, lutando pela conquista, essa pessoa vence problemas até mesmo na área da saúde física.</text:p>
      <text:p text:style-name="P5"/>
      <text:p text:style-name="P4">3.1. A motivação começa quando estabelecemos um alvo.</text:p>
      <text:p text:style-name="P5"><text:span text:style-name="T1">- “Seu alvo era habitar em Canaã”</text:span>, Josué perseguia esse alvo desde que deixara o Egito.</text:p>
      <text:p text:style-name="P5">- “<text:span text:style-name="T1">para desempenhar a missão de empossá-los”</text:span>, esse passou a ser seu chamado. Cada crente tem um <text:soft-page-break/>chamado. Algum trabalho, departamento ou área dentro do Corpo de Cristo, na qual Deus conta com seus servos fieis que atendam o chamado.</text:p>
      <text:p text:style-name="P5">- “<text:span text:style-name="T1">dons, aptidões ou talentos que possuímos”</text:span>, a pessoa precisa se conhecer, se não assume compromissos que atrapalharão o foco principal.</text:p>
      <text:p text:style-name="P5">- “<text:span text:style-name="T1">cumprimento de Sua vontade deve estar a nossa satisfação”</text:span>, a satisfação do mundo é a realização pessoal de cada um, mas no reino de Deus fazer a vontade do Criador é o que nos satisfaz.</text:p>
      <text:p text:style-name="P5"/>
      <text:p text:style-name="P4">3.2. A motivação correta produz alegria e contentamento.</text:p>
      <text:p text:style-name="P5"><text:span text:style-name="T1">- “estar na casa de Deus e andar errantes”</text:span>, há pessoas que passam anos no evangelho e não amadurecem espiritualmente, não crescem, possuem fé fraca.</text:p>
      <text:p text:style-name="P5">- “<text:span text:style-name="T1">deve ser fazer a vontade de Deus”</text:span>, nesse tempo onde muitos querem glória para si, os servos de Deus devem fazer a diferença buscando colocar como mais importante o fazer a vontade do Pai.</text:p>
      <text:p text:style-name="P5">- “<text:span text:style-name="T1">uma sensação de que Deus não está conosco.”</text:span>, isso se chama “frustração”,  na verdade é uma tentativa de colocar a culpa em Deus.</text:p>
      <text:p text:style-name="P5"/>
      <text:p text:style-name="P4">3.3. Motivados por uma visão.</text:p>
      <text:p text:style-name="P5">- “<text:span text:style-name="T1">É triste viver sem utilidade no Reino de Deus”</text:span>, sabemos que alguns se contentam em não fazer nada no <text:soft-page-break/>Reino de Deus e isso é ruim, pois passam um mal exemplo.</text:p>
      <text:p text:style-name="P5">- “<text:span text:style-name="T1">Cumprir a missão era sua respiração”</text:span>, isso se chama “foco”, onde a pessoa não se distrai com mais nada.</text:p>
      <text:p text:style-name="P5">- “<text:span text:style-name="T1">para onde ir quanto o que deveria fazer”</text:span>, a pessoa passa a ter uma direção e se empenha em alcança-lo.</text:p>
      <text:p text:style-name="P5">- “<text:span text:style-name="T1">através das drogas, da pornografia e de toda a sorte de pecados”</text:span>, essa realidade tem afetado os nossos jovens e muitos crentes toleram esses pecados em suas vidas.</text:p>
      <text:p text:style-name="P5"/>
      <text:p text:style-name="P4">CONCLUSÃO</text:p>
      <text:p text:style-name="P5">- “<text:span text:style-name="T1">Quando nosso coração está cheio de Deus”</text:span>, se o coração não estiver cheio de Deus, então ele passa a se encher com as coisas mundanas.</text:p>
      <text:p text:style-name="P5">- Faça o resumo para a revisão e corrija o questionário.</text:p>
      <text:p text:style-name="P5"/>
      <text:p text:style-name="P4">QUESTIONÁRIO</text:p>
      <text:p text:style-name="P5"/>
      <text:p text:style-name="P4">1. Por que Josué precisava ser motivado?</text:p>
      <text:p text:style-name="P5">R: Por que ninguém segue uma pessoa deprimida e sem energia (Js 1.6).</text:p>
      <text:p text:style-name="P5"/>
      <text:p text:style-name="P4">2. Do que Josué precisava realmente da parte do Senhor?</text:p>
      <text:p text:style-name="P5">R: De um tratamento de choque (Js 14.6-8).</text:p>
      <text:p text:style-name="P5"/>
      <text:p text:style-name="P4"><text:soft-page-break/>3. Com quais métodos Deus trabalha?</text:p>
      <text:p text:style-name="P5">R: Com métodos espirituais (Is 28.21b).</text:p>
      <text:p text:style-name="P5"/>
      <text:p text:style-name="P4">4. Do que Moisés foi incumbido por Deus?</text:p>
      <text:p text:style-name="P5">R: Tanto animar quanto fortalecer o seu sucessor (Dt 3.28).</text:p>
      <text:p text:style-name="P5"/>
      <text:p text:style-name="P4">5. O que o alvo projetado por Deus revela para a nossa vida?</text:p>
      <text:p text:style-name="P5">R: Esforço e ânimo (Js 1.9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2-04T15:59:58.784488033</dc:date>
    <meta:editing-duration>PT7M17S</meta:editing-duration>
    <meta:editing-cycles>3</meta:editing-cycles>
    <meta:generator>LibreOffice/5.2.4.2.1$Linux_X86_64 LibreOffice_project/20m0$Build-2</meta:generator>
    <meta:document-statistic meta:table-count="0" meta:image-count="0" meta:object-count="0" meta:page-count="8" meta:paragraph-count="71" meta:word-count="1346" meta:character-count="7946" meta:non-whitespace-character-count="6664"/>
  </office:meta>
</office:document-meta>
</file>